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6">
      <style:paragraph-properties fo:margin-left="0.5in" fo:margin-right="0in" fo:text-indent="-0.25in" style:auto-text-indent="false"/>
    </style:style>
    <style:style style:name="P2" style:family="paragraph" style:parent-style-name="Standard" style:list-style-name="WWNum7">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5">
      <style:paragraph-properties fo:margin-left="0.5in" fo:margin-right="0in" fo:text-indent="-0.25in" style:auto-text-indent="false"/>
    </style:style>
    <style:style style:name="P6" style:family="paragraph" style:parent-style-name="Standard" style:list-style-name="WWNum3">
      <style:paragraph-properties fo:margin-left="0.5in" fo:margin-right="0in" fo:text-indent="-0.25in" style:auto-text-indent="false"/>
    </style:style>
    <style:style style:name="P7" style:family="paragraph" style:parent-style-name="Standard" style:list-style-name="WWNum8">
      <style:paragraph-properties fo:margin-left="0.5in" fo:margin-right="0in" fo:text-indent="-0.25in" style:auto-text-indent="false"/>
    </style:style>
    <style:style style:name="P8" style:family="paragraph" style:parent-style-name="Standard" style:list-style-name="WWNum8">
      <style:paragraph-properties fo:margin-left="0.5in" fo:margin-right="0in" fo:text-indent="-0.25in" style:auto-text-indent="false"/>
      <style:text-properties style:text-underline-style="non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6">
      <style:paragraph-properties fo:margin-left="1in" fo:margin-right="0in" fo:text-indent="-0.25in" style:auto-text-indent="false"/>
    </style:style>
    <style:style style:name="P11" style:family="paragraph" style:parent-style-name="Standard" style:list-style-name="WWNum6">
      <style:paragraph-properties fo:margin-left="1in" fo:margin-right="0in" fo:text-indent="-0.25in" style:auto-text-indent="false"/>
      <style:text-properties style:text-underline-style="none"/>
    </style:style>
    <style:style style:name="P12" style:family="paragraph" style:parent-style-name="Standard" style:list-style-name="WWNum7">
      <style:paragraph-properties fo:margin-left="1in" fo:margin-right="0in" fo:text-indent="-0.25in" style:auto-text-indent="false"/>
    </style:style>
    <style:style style:name="P13" style:family="paragraph" style:parent-style-name="Standard" style:list-style-name="WWNum1">
      <style:paragraph-properties fo:margin-left="1in" fo:margin-right="0in" fo:text-indent="-0.25in" style:auto-text-indent="false"/>
    </style:style>
    <style:style style:name="P14" style:family="paragraph" style:parent-style-name="Standard" style:list-style-name="WWNum3">
      <style:paragraph-properties fo:margin-left="1in" fo:margin-right="0in" fo:text-indent="-0.25in" style:auto-text-indent="false"/>
    </style:style>
    <style:style style:name="P15" style:family="paragraph" style:parent-style-name="Standard" style:list-style-name="WWNum4">
      <style:paragraph-properties fo:margin-left="1in" fo:margin-right="0in" fo:text-indent="-0.25in" style:auto-text-indent="false"/>
    </style:style>
    <style:style style:name="P16" style:family="paragraph" style:parent-style-name="Standard" style:list-style-name="WWNum6">
      <style:paragraph-properties fo:margin-left="1.5in" fo:margin-right="0in" fo:text-indent="-0.25in" style:auto-text-indent="false"/>
    </style:style>
    <style:style style:name="P17" style:family="paragraph" style:parent-style-name="Standard" style:list-style-name="WWNum7">
      <style:paragraph-properties fo:margin-left="1.5in" fo:margin-right="0in" fo:text-indent="-0.25in" style:auto-text-indent="false"/>
    </style:style>
    <style:style style:name="P18" style:family="paragraph" style:parent-style-name="Standard" style:list-style-name="WWNum6">
      <style:paragraph-properties fo:margin-left="2in" fo:margin-right="0in" fo:text-indent="-0.25in" style:auto-text-indent="false"/>
    </style:style>
    <style:style style:name="P19" style:family="paragraph" style:parent-style-name="Standard">
      <style:paragraph-properties fo:margin-left="1in" fo:margin-right="0in" fo:text-indent="0in" style:auto-text-indent="false"/>
    </style:style>
    <style:style style:name="P20" style:family="paragraph" style:parent-style-name="Standard" style:master-page-name="Standard">
      <style:paragraph-properties fo:text-align="center" style:justify-single-word="false" style:page-number="1"/>
    </style:style>
    <style:style style:name="T1" style:family="text">
      <style:text-properties fo:font-size="13pt" style:text-underline-style="solid" style:text-underline-width="auto" style:text-underline-color="font-color" style:font-size-asian="13pt" style:font-size-complex="13pt"/>
    </style:style>
    <style:style style:name="T2" style:family="text">
      <style:text-properties fo:font-size="16pt" style:font-size-asian="16pt" style:font-size-complex="16pt"/>
    </style:style>
    <style:style style:name="T3" style:family="text">
      <style:text-properties style:text-underline-style="none"/>
    </style:style>
    <style:style style:name="T4" style:family="text">
      <style:text-properties fo:color="#1155cc" style:text-underline-style="solid" style:text-underline-width="auto" style:text-underline-color="font-color"/>
    </style:style>
    <style:style style:name="T5" style:family="text">
      <style:text-properties fo:color="#1155cc" fo:font-size="10.5pt" style:text-underline-style="solid" style:text-underline-width="auto" style:text-underline-color="font-color" style:font-size-asian="10.5pt" style:font-size-complex="10.5pt"/>
    </style:style>
    <style:style style:name="T6" style:family="text">
      <style:text-properties fo:font-size="11pt" style:font-size-asian="11pt" style:font-size-complex="11pt"/>
    </style:style>
    <style:style style:name="T7" style:family="text">
      <style:text-properties fo:font-size="10.5pt" style:font-size-asian="10.5pt" style:font-size-complex="10.5pt"/>
    </style:style>
    <style:style style:name="T8" style:family="text">
      <style:text-properties fo:font-weight="bold" style:font-weight-asian="bold"/>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Fediverse/MetaNet spec sheet</text:span></text:p>
      <text:p text:style-name="Standard"/>
      <text:p text:style-name="Standard"/>
      <text:p text:style-name="Standard"><text:span text:style-name="T2">Developers</text:span></text:p>
      <text:list xml:id="list1172272983" text:style-name="WWNum6">
        <text:list-item>
          <text:p text:style-name="P1">Ian Crossland</text:p>
          <text:list>
            <text:list-item>
              <text:p text:style-name="P10">Front-End design, Minds co-founder</text:p>
            </text:list-item>
          </text:list>
        </text:list-item>
        <text:list-item>
          <text:p text:style-name="P1">Andreas Xirtus</text:p>
          <text:list>
            <text:list-item>
              <text:p text:style-name="P11"/>
            </text:list-item>
          </text:list>
        </text:list-item>
        <text:list-item>
          <text:p text:style-name="P1">James Christensen - JayCeeJr@github</text:p>
          <text:list>
            <text:list-item>
              <text:p text:style-name="P10">Full Stack - Primarily Angular / Django</text:p>
            </text:list-item>
            <text:list-item>
              <text:p text:style-name="P10">CI/CD - Jenkins / Drone / Vela</text:p>
            </text:list-item>
            <text:list-item>
              <text:p text:style-name="P10">Docker Kubernetes</text:p>
            </text:list-item>
            <text:list-item>
              <text:p text:style-name="P10">Postgres</text:p>
            </text:list-item>
            <text:list-item>
              <text:p text:style-name="P10">20+ years Linux</text:p>
            </text:list-item>
            <text:list-item>
              <text:p text:style-name="P10">Wowza Livestreaming</text:p>
            </text:list-item>
          </text:list>
        </text:list-item>
        <text:list-item>
          <text:p text:style-name="P1">Stephen Dollinger - soundwavetm2</text:p>
          <text:list>
            <text:list-item>
              <text:p text:style-name="P10">Solution architect </text:p>
              <text:list>
                <text:list-item>
                  <text:p text:style-name="P16">Route/Switch<text:tab/></text:p>
                  <text:list>
                    <text:list-item>
                      <text:p text:style-name="P18">Enterprise</text:p>
                    </text:list-item>
                    <text:list-item>
                      <text:p text:style-name="P18">Service Provider</text:p>
                    </text:list-item>
                  </text:list>
                </text:list-item>
                <text:list-item>
                  <text:p text:style-name="P16"><text:soft-page-break/>DataCenter</text:p>
                  <text:list>
                    <text:list-item>
                      <text:p text:style-name="P18">Rack servers</text:p>
                    </text:list-item>
                    <text:list-item>
                      <text:p text:style-name="P18">Blade Servers</text:p>
                    </text:list-item>
                    <text:list-item>
                      <text:p text:style-name="P18">Virtualization</text:p>
                    </text:list-item>
                    <text:list-item>
                      <text:p text:style-name="P18">Automation</text:p>
                    </text:list-item>
                  </text:list>
                </text:list-item>
                <text:list-item>
                  <text:p text:style-name="P16">CDN</text:p>
                </text:list-item>
                <text:list-item>
                  <text:p text:style-name="P16">Cloud</text:p>
                  <text:list>
                    <text:list-item>
                      <text:p text:style-name="P18">Delivery </text:p>
                    </text:list-item>
                    <text:list-item>
                      <text:p text:style-name="P18">Micro Transactions</text:p>
                    </text:list-item>
                    <text:list-item>
                      <text:p text:style-name="P18">Analytics</text:p>
                    </text:list-item>
                  </text:list>
                </text:list-item>
                <text:list-item>
                  <text:p text:style-name="P16">Security </text:p>
                  <text:list>
                    <text:list-item>
                      <text:p text:style-name="P18">Planing, Designing and implementation </text:p>
                    </text:list-item>
                  </text:list>
                </text:list-item>
                <text:list-item>
                  <text:p text:style-name="P16">Voice/Video</text:p>
                  <text:list>
                    <text:list-item>
                      <text:p text:style-name="P18">Cisco Telepresence</text:p>
                    </text:list-item>
                    <text:list-item>
                      <text:p text:style-name="P18">Expressway</text:p>
                    </text:list-item>
                    <text:list-item>
                      <text:p text:style-name="P18">CUCM and CUC</text:p>
                    </text:list-item>
                    <text:list-item>
                      <text:p text:style-name="P18">UCCE </text:p>
                    </text:list-item>
                    <text:list-item>
                      <text:p text:style-name="P18">CVP</text:p>
                    </text:list-item>
                    <text:list-item>
                      <text:p text:style-name="P18">Hybrid Calling </text:p>
                    </text:list-item>
                    <text:list-item>
                      <text:p text:style-name="P18">CER</text:p>
                    </text:list-item>
                    <text:list-item>
                      <text:p text:style-name="P18">CUSP</text:p>
                    </text:list-item>
                  </text:list>
                </text:list-item>
                <text:list-item>
                  <text:p text:style-name="P16"><text:soft-page-break/>Service Provider Routing Switching</text:p>
                  <text:list>
                    <text:list-item>
                      <text:p text:style-name="P18">10G/40G/100G Configured and setup for CDN networks</text:p>
                    </text:list-item>
                  </text:list>
                </text:list-item>
              </text:list>
            </text:list-item>
            <text:list-item>
              <text:p text:style-name="P10">Load Testing with multiple tools </text:p>
            </text:list-item>
            <text:list-item>
              <text:p text:style-name="P10">QA testing</text:p>
            </text:list-item>
            <text:list-item>
              <text:p text:style-name="P10">BS Information Technology -2010</text:p>
            </text:list-item>
            <text:list-item>
              <text:p text:style-name="P10">MS Information Security - 2022</text:p>
            </text:list-item>
            <text:list-item>
              <text:p text:style-name="P10">Certifications</text:p>
              <text:list>
                <text:list-item>
                  <text:p text:style-name="P16">CCIE Voice</text:p>
                </text:list-item>
                <text:list-item>
                  <text:p text:style-name="P16">CCIE Routing and Switching</text:p>
                </text:list-item>
                <text:list-item>
                  <text:p text:style-name="P16">CCNP Cloud</text:p>
                </text:list-item>
                <text:list-item>
                  <text:p text:style-name="P16">VCP</text:p>
                </text:list-item>
                <text:list-item>
                  <text:p text:style-name="P16">JNCP</text:p>
                </text:list-item>
                <text:list-item>
                  <text:p text:style-name="P16">Cisco Devnet</text:p>
                </text:list-item>
              </text:list>
            </text:list-item>
            <text:list-item>
              <text:p text:style-name="P11"/>
            </text:list-item>
          </text:list>
        </text:list-item>
        <text:list-item>
          <text:p text:style-name="P1">Phillip Fisher</text:p>
          <text:list>
            <text:list-item>
              <text:p text:style-name="P10">Full Stack / Backend Engineer / Mobile Apps</text:p>
              <text:list>
                <text:list-item>
                  <text:p text:style-name="P16">Mainly C# / .NET</text:p>
                </text:list-item>
              </text:list>
            </text:list-item>
            <text:list-item>
              <text:p text:style-name="P10">Low Level TCP/UDP Communications</text:p>
            </text:list-item>
            <text:list-item>
              <text:p text:style-name="P10">Security</text:p>
            </text:list-item>
            <text:list-item>
              <text:p text:style-name="P10">Cloud Infrastructure</text:p>
            </text:list-item>
            <text:list-item>
              <text:p text:style-name="P10">Payment / Banking Background</text:p>
            </text:list-item>
          </text:list>
        </text:list-item>
      </text:list>
      <text:p text:style-name="P19"><text:soft-page-break/></text:p>
      <text:list xml:id="list3470519156" text:style-name="WWNum7">
        <text:list-item>
          <text:p text:style-name="P2">TJ Phippen - siforek | tjphippen@github</text:p>
          <text:list>
            <text:list-item>
              <text:p text:style-name="P12">Full Stack / Backend Engineer</text:p>
              <text:list>
                <text:list-item>
                  <text:p text:style-name="P17">PHP(Laravel), SQL, AMQP, SASS/CSS, JS, NGINX, React, Vue, Ionicframework, WebRTC, </text:p>
                </text:list-item>
                <text:list-item>
                  <text:p text:style-name="P17">REST APIs, micro services &amp; 3rd party integrations.</text:p>
                </text:list-item>
              </text:list>
            </text:list-item>
            <text:list-item>
              <text:p text:style-name="P12">Build racing/freestyle drones, arduino/PI gadgets</text:p>
            </text:list-item>
            <text:list-item>
              <text:p text:style-name="P12">Crypto mining, automated algo switching scripts, masternodes/setup scripts</text:p>
            </text:list-item>
            <text:list-item>
              <text:p text:style-name="P12">Musician/audio engineering, video editing,</text:p>
            </text:list-item>
          </text:list>
        </text:list-item>
        <text:list-item>
          <text:p text:style-name="P2">Coyote Doge</text:p>
          <text:list>
            <text:list-item>
              <text:p text:style-name="P12">Java, SQL, AMQP, Solidity</text:p>
            </text:list-item>
            <text:list-item>
              <text:p text:style-name="P12">Current Ethereum blockchain developer</text:p>
              <text:list>
                <text:list-item>
                  <text:p text:style-name="P17"><text:a xlink:type="simple" xlink:href="https://www.coingecko.com/en/coins/non-fungible-yearn" text:style-name="ListLabel_20_73" text:visited-style-name="ListLabel_20_73"><text:span text:style-name="T4">https://www.coingecko.com/en/coins/non-fungible-yearn</text:span></text:a></text:p>
                </text:list-item>
              </text:list>
            </text:list-item>
          </text:list>
        </text:list-item>
        <text:list-item>
          <text:p text:style-name="P2">Alfie Coulson</text:p>
          <text:list>
            <text:list-item>
              <text:p text:style-name="P12">Full stack but please don’t get me to do any CSS</text:p>
            </text:list-item>
            <text:list-item>
              <text:p text:style-name="P12">.net/.netcore, react, python, C++, SQL, graph dbs, angular, azure</text:p>
            </text:list-item>
          </text:list>
        </text:list-item>
      </text:list>
      <text:list xml:id="list3470310489" text:style-name="WWNum1">
        <text:list-item>
          <text:p text:style-name="P3">Calvin Holloway</text:p>
          <text:list>
            <text:list-item>
              <text:p text:style-name="P13">Founder (and solo dev): www.goodkarma.ai</text:p>
            </text:list-item>
            <text:list-item>
              <text:p text:style-name="P13">Full Stack</text:p>
            </text:list-item>
            <text:list-item>
              <text:p text:style-name="P13">Flutter (mobile), GCP/AWS, JS, Go, K8s, WP</text:p>
            </text:list-item>
          </text:list>
        </text:list-item>
        <text:list-item>
          <text:p text:style-name="P3">NNKC - Tom</text:p>
          <text:list>
            <text:list-item>
              <text:p text:style-name="P13">Backend large scale systems distributed globally</text:p>
            </text:list-item>
            <text:list-item>
              <text:p text:style-name="P13"><text:soft-page-break/>Golang, Python, JS, Java, Ruby, .Net, Scala, SQL</text:p>
            </text:list-item>
            <text:list-item>
              <text:p text:style-name="P13">BS, MS Computer Science/Data Science Illinois</text:p>
            </text:list-item>
            <text:list-item>
              <text:p text:style-name="P13">AWS, GCloud, Hadoop, Tensorflow, Kafka, Storm, Jenkins (lol), k8s, Cassandra</text:p>
            </text:list-item>
            <text:list-item>
              <text:p text:style-name="P13">DevOps Engineer, Chief Architect, Software Engineer, Product Manager</text:p>
            </text:list-item>
            <text:list-item>
              <text:p text:style-name="P13">Android Development</text:p>
            </text:list-item>
            <text:list-item>
              <text:p text:style-name="P13">Complex Systems and Safety Science interest me</text:p>
            </text:list-item>
          </text:list>
        </text:list-item>
        <text:list-item>
          <text:p text:style-name="P3">Ted Dotard</text:p>
          <text:list>
            <text:list-item>
              <text:p text:style-name="P13">Routing: Cisco, Brocade, Extreme, Juniper VPN, Arista</text:p>
            </text:list-item>
            <text:list-item>
              <text:p text:style-name="P13">VoIP Avaya, Cisco, Shoretel</text:p>
            </text:list-item>
            <text:list-item>
              <text:p text:style-name="P13">IDS/IPS/NAC SPLUNK, SPL, SolarWinds, Nagios</text:p>
            </text:list-item>
            <text:list-item>
              <text:p text:style-name="P13">Linux / Windows / VMWare servers </text:p>
            </text:list-item>
            <text:list-item>
              <text:p text:style-name="P13">Linux, Apache, MySQL and PHP (LAMP) <text:s/>Puppet</text:p>
            </text:list-item>
            <text:list-item>
              <text:p text:style-name="P13">Cisco ASA, Check Point and Palo Alto firewalls;</text:p>
            </text:list-item>
            <text:list-item>
              <text:p text:style-name="P13">Scripting: Python, BASH, Perl, Powershell, etc.</text:p>
            </text:list-item>
            <text:list-item>
              <text:p text:style-name="P13">Load balancers F5 LTM GTM/DNS/APM, Citrix NetScaler, RoundRobin DNS</text:p>
            </text:list-item>
            <text:list-item>
              <text:p text:style-name="P13">Storage EMC, NetApp, Hitachi, Seagate</text:p>
            </text:list-item>
            <text:list-item>
              <text:p text:style-name="P13">Governance: MICS, PCI, SOX, +FERPA, HIPAA</text:p>
            </text:list-item>
          </text:list>
        </text:list-item>
        <text:list-item>
          <text:p text:style-name="P3">Phil Romov - QuakePhil@github</text:p>
          <text:list>
            <text:list-item>
              <text:p text:style-name="P13">Been hooked on coding (with slant on r&amp;d/skunkworks) after discovering QBasic in jr high ~25 years ago</text:p>
            </text:list-item>
            <text:list-item>
              <text:p text:style-name="P13">20+ years: PHP, JS, SQL, HTML/CSS</text:p>
            </text:list-item>
            <text:list-item>
              <text:p text:style-name="P13">10+ years: Python, Ruby, VBA, COBOL</text:p>
            </text:list-item>
            <text:list-item>
              <text:p text:style-name="P13"><text:soft-page-break/>5+ years: C, Perl, Java, AWS, Docker</text:p>
            </text:list-item>
            <text:list-item>
              <text:p text:style-name="P13">Learning: Go, HCL</text:p>
            </text:list-item>
            <text:list-item>
              <text:p text:style-name="P13">More details: <text:a xlink:type="simple" xlink:href="https://quakephil.github.io/" text:style-name="ListLabel_20_73" text:visited-style-name="ListLabel_20_73"><text:span text:style-name="T4">https://quakephil.github.io/</text:span></text:a></text:p>
            </text:list-item>
            <text:list-item>
              <text:p text:style-name="P13">Have worked on frontend as long as backend, but more interested in backend</text:p>
            </text:list-item>
            <text:list-item>
              <text:p text:style-name="P13">Most recent interest coding big data processors using awslabs datawrangler package</text:p>
            </text:list-item>
          </text:list>
        </text:list-item>
        <text:list-item>
          <text:p text:style-name="P3">John Miller - <text:a xlink:type="simple" xlink:href="https://gitlab.com/Zakki_Orichalcum" text:style-name="ListLabel_20_73" text:visited-style-name="ListLabel_20_73"><text:span text:style-name="T4">https://gitlab.com/Zakki_Orichalcum</text:span></text:a></text:p>
          <text:list>
            <text:list-item>
              <text:p text:style-name="P13">Full Stack</text:p>
            </text:list-item>
            <text:list-item>
              <text:p text:style-name="P13">.net/.net Core, Vuejs, JS, Nodejs, SQL, Python, Java</text:p>
            </text:list-item>
            <text:list-item>
              <text:p text:style-name="P13">Decent amount of Jenkins and TeamCity experience as DevOps</text:p>
            </text:list-item>
          </text:list>
        </text:list-item>
      </text:list>
      <text:p text:style-name="Standard"/>
      <text:p text:style-name="Heading_20_2"><text:bookmark text:name="_251ecfcfk7tq"/>The Creator’s Delivery Dilemma</text:p>
      <text:list xml:id="list1314736862" text:style-name="WWNum2">
        <text:list-item>
          <text:p text:style-name="P4">Users demand rich content on user friendly interface</text:p>
        </text:list-item>
        <text:list-item>
          <text:p text:style-name="P4">Content creators want to distribute their content with as little effort as possible</text:p>
        </text:list-item>
        <text:list-item>
          <text:p text:style-name="P4">Huge platforms are available that make it very simple for creator but at the cost of autonomy </text:p>
        </text:list-item>
        <text:list-item>
          <text:p text:style-name="P4">Autonomy is hard because a creator normally can’t afford to develop their own platform </text:p>
        </text:list-item>
        <text:list-item>
          <text:p text:style-name="P4">Which do you choose as a creator?</text:p>
        </text:list-item>
      </text:list>
      <text:p text:style-name="Heading_20_2"><text:bookmark text:name="_bqyj25ey6i4t"/>Problem Statement</text:p>
      <text:p text:style-name="Standard"><office:annotation office:name="__Annotation__133_833099615"><dc:creator>cyotee doge</dc:creator><dc:date>2021-04-16T03:50:33</dc:date><text:p><text:span text:style-name="T9">Content creator's face the dilemma of access to the public versus liberty of publishing. This includes liberty to exchange value. The open source community has made great strides in providing great solutions in both cases. The next step is to refine the current offerings to ease adoption and usage.</text:span></text:p></office:annotation>Content creators face the creator’s delivery dilemma everyday. <text:s/>And because there isn’t an easy solution for the average creator to launch their own platform the open source community loses everyday to the large tech platforms. <text:s/>The way forward to a free and open community is to solve the creator’s delivery dilemma.<office:annotation-end office:name="__Annotation__133_833099615"/></text:p>
      <text:p text:style-name="Heading_20_2"><text:bookmark text:name="_dur7ybxgv9lv"/>Solution Statement</text:p>
      <text:p text:style-name="Standard"><office:annotation office:name="__Annotation__141_833099615"><dc:creator>cyotee doge</dc:creator><dc:date>2021-04-16T03:57:16</dc:date><text:p><text:span text:style-name="T9">We will provide a very simple to set up, use, manage, backup and redeploy solution that is also user friendly and is palatable to the modern digital consumer. The content creator will be able to quickly configure the platform with no technical knowledge. Then deploy it easily with limited technical expertise. Management will be as straight-forward as any other platform. Backups will be simple and automatic, or not required at all as reliable decentralized storage is integrated with the platform.. And the whole site will be redeployable from a single backup on a new server (once again with limited technical knowledge), virtually eliminating the consequences of deplatforming. Or no restoration is required as content was distributed through decentralized storage in a way where users can verify the content came from the creator through usage of a digital signature.  We will build it in such a way as to allow it to slowly expand its capabilities over time while still keeping the ease of its use paramount.</text:span></text:p></office:annotation>We will provide a very simple to set up, use, manage, backup and redeploy solution that is also user friendly and is palatable to the modern digital consumer. <text:s/>The content creator will be able to quickly configure the platform with no technical knowledge. <text:s/>Then deploy it easily with limited technical expertise. <text:s/>Management will be as straight-forward as any other platform. <text:s/>Backups will be simple and automatic. <text:s/>And the whole site will be redeployable from a single backup on a new server (once again with limited technical knowledge), virtually eliminating the consequences of deplatforming. <text:s/>We will build it in such a way as to allow it to slowly expand its capabilities over time while still keeping the ease of its use paramount.<office:annotation-end office:name="__Annotation__141_833099615"/></text:p>
      <text:p text:style-name="Standard"/>
      <text:p text:style-name="Heading_20_2"><text:bookmark text:name="_7o8tzg2rcoct"/><text:soft-page-break/><office:annotation office:name="__Annotation__154_833099615"><dc:creator>News Now Kansas City</dc:creator><dc:date>2021-04-15T20:39:18</dc:date><text:p><text:span text:style-name="T9">Yeah, that's probably the easiest installation and interaction model for most creators.</text:span></text:p></office:annotation><office:annotation office:name="__Annotation__152_833099615"><dc:creator>TJ Phippen</dc:creator><dc:date>2021-04-15T20:27:30</dc:date><text:p><text:span text:style-name="T9">Hybrid desktop application?</text:span></text:p></office:annotation><office:annotation office:name="__Annotation__150_833099615"><dc:creator>News Now Kansas City</dc:creator><dc:date>2021-04-14T16:13:48</dc:date><text:p><text:span text:style-name="T9">We need a bullet about how we want this to run. A lot of creators probably have a computer of some kind and many probably have fairly powerful computers for video and such. Maybe they could run an instance there in order to at least get them started easily.</text:span></text:p></office:annotation>MVP Goals - Subscription service style site<office:annotation-end office:name="__Annotation__150_833099615"/><office:annotation-end office:name="__Annotation__152_833099615"/><office:annotation-end office:name="__Annotation__154_833099615"/></text:p>
      <text:list xml:id="list1964704323" text:style-name="WWNum5">
        <text:list-item>
          <text:p text:style-name="P5"><office:annotation office:name="__Annotation__158_833099615"><dc:creator>Phil Romov</dc:creator><dc:date>2021-04-13T21:22:22</dc:date><text:p><text:span text:style-name="T9">I like passwordless generally (e.g. authentication via email address, and authorization via login token links sent to email)</text:span></text:p></office:annotation>User authentication and authorization<office:annotation-end office:name="__Annotation__158_833099615"/></text:p>
        </text:list-item>
        <text:list-item>
          <text:p text:style-name="P5">Payment processing / attestation</text:p>
        </text:list-item>
        <text:list-item>
          <text:p text:style-name="P5"><office:annotation office:name="__Annotation__166_833099615"><dc:creator>News Now Kansas City</dc:creator><dc:date>2021-04-13T20:07:38</dc:date><text:p><text:span text:style-name="T9">What kind of posts?</text:span></text:p></office:annotation><office:annotation office:name="__Annotation__164_833099615"><dc:creator>cyotee doge</dc:creator><dc:date>2021-04-16T03:51:32</dc:date><text:p><text:span text:style-name="T9">Preferably solved by adding authentication and tiered access to existing servers.</text:span></text:p></office:annotation>Ability to post and have comments<office:annotation-end office:name="__Annotation__164_833099615"/><office:annotation-end office:name="__Annotation__166_833099615"/></text:p>
        </text:list-item>
        <text:list-item>
          <text:p text:style-name="P5"><office:annotation office:name="__Annotation__179_833099615"><dc:creator>News Now Kansas City</dc:creator><dc:date>2021-04-14T16:11:00</dc:date><text:p><text:span text:style-name="T9">Yes, then we need to clarify #3 to have both paid and unpaid content. Just to make sure folks know there will be free content.</text:span></text:p></office:annotation><office:annotation office:name="__Annotation__177_833099615"><dc:creator>Phil Romov</dc:creator><dc:date>2021-04-14T16:08:39</dc:date><text:p><text:span text:style-name="T9">Right.  I'm guessing "Paywall" just means "Members Only"... which would probably be a sub-point under #2 8)</text:span></text:p></office:annotation><office:annotation office:name="__Annotation__175_833099615"><dc:creator>News Now Kansas City</dc:creator><dc:date>2021-04-14T15:59:50</dc:date><text:p><text:span text:style-name="T9">I believe this is to allow both public and private posts.</text:span></text:p></office:annotation><office:annotation office:name="__Annotation__173_833099615"><dc:creator>Phil Romov</dc:creator><dc:date>2021-04-13T21:49:12</dc:date><text:p><text:span text:style-name="T9">Duplicate of #2?</text:span></text:p></office:annotation>Paywall<office:annotation-end office:name="__Annotation__173_833099615"/><office:annotation-end office:name="__Annotation__175_833099615"/><office:annotation-end office:name="__Annotation__177_833099615"/><office:annotation-end office:name="__Annotation__179_833099615"/></text:p>
        </text:list-item>
        <text:list-item>
          <text:p text:style-name="P5"><office:annotation office:name="__Annotation__183_833099615"><dc:creator>Phil Romov</dc:creator><dc:date>2021-04-13T21:50:22</dc:date><text:p><text:span text:style-name="T9">Could it be worth going the gab direction of website as mobile app?</text:span></text:p></office:annotation>Mobile App<office:annotation-end office:name="__Annotation__183_833099615"/></text:p>
        </text:list-item>
      </text:list>
      <text:p text:style-name="Standard"/>
      <text:p text:style-name="Standard"><text:span text:style-name="T2">Technology stack(s)</text:span></text:p>
      <text:list xml:id="list1135461743" text:style-name="WWNum3">
        <text:list-item>
          <text:p text:style-name="P6"><text:a xlink:type="simple" xlink:href="https://podnews.net/podcast/pi920666" text:style-name="ListLabel_20_74" text:visited-style-name="ListLabel_20_74"><text:span text:style-name="T7">https://podnews.net/podcast/pi920666</text:span></text:a></text:p>
        </text:list-item>
        <text:list-item>
          <text:p text:style-name="P6"><text:a xlink:type="simple" xlink:href="https://boinc.berkeley.edu/" text:style-name="ListLabel_20_75" text:visited-style-name="ListLabel_20_75"><text:span text:style-name="T5">https://boinc.berkeley.edu/</text:span></text:a></text:p>
        </text:list-item>
        <text:list-item>
          <text:p text:style-name="P6"><text:a xlink:type="simple" xlink:href="https://en.wikipedia.org/wiki/Sun-Ni_law" text:style-name="ListLabel_20_74" text:visited-style-name="ListLabel_20_74"><text:span text:style-name="T7">https://en.wikipedia.org/wiki/Sun-Ni_law</text:span></text:a></text:p>
        </text:list-item>
        <text:list-item>
          <text:p text:style-name="P6"><text:a xlink:type="simple" xlink:href="https://www.envoyproxy.io/" text:style-name="ListLabel_20_74" text:visited-style-name="ListLabel_20_74"><text:span text:style-name="T7">https://www.envoyproxy.io</text:span></text:a></text:p>
          <text:list>
            <text:list-item>
              <text:p text:style-name="P14"><text:a xlink:type="simple" xlink:href="https://youtu.be/J9AYpmw8E7A" text:style-name="ListLabel_20_74" text:visited-style-name="ListLabel_20_74"><text:span text:style-name="T7">https://youtu.be/J9AYpmw8E7A</text:span></text:a></text:p>
            </text:list-item>
          </text:list>
        </text:list-item>
        <text:list-item>
          <text:p text:style-name="P6"><text:a xlink:type="simple" xlink:href="https://awesomeopensource.com/project/gdamdam/awesome-decentralized-web" text:style-name="ListLabel_20_74" text:visited-style-name="ListLabel_20_74"><text:span text:style-name="T7">https://awesomeopensource.com/project/gdamdam/awesome-decentralized-web</text:span></text:a></text:p>
        </text:list-item>
        <text:list-item>
          <text:p text:style-name="P6"><text:a xlink:type="simple" xlink:href="https://www.arweave.org/" text:style-name="ListLabel_20_74" text:visited-style-name="ListLabel_20_74"><text:span text:style-name="T7">https://www.arweave.org/</text:span></text:a></text:p>
        </text:list-item>
        <text:list-item>
          <text:p text:style-name="P6"><text:a xlink:type="simple" xlink:href="https://bondlyfinance.medium.com/bondly-and-chainlink-work-together-to-build-a-new-digital-economy-ecd41c682b02" text:style-name="ListLabel_20_74" text:visited-style-name="ListLabel_20_74"><text:span text:style-name="T7">https://bondlyfinance.medium.com/bondly-and-chainlink-work-together-to-build-a-new-digital-economy-ecd41c682b02</text:span></text:a></text:p>
        </text:list-item>
        <text:list-item>
          <text:p text:style-name="P6"><text:a xlink:type="simple" xlink:href="https://skale.network/" text:style-name="ListLabel_20_75" text:visited-style-name="ListLabel_20_75"><text:span text:style-name="T5">https://skale.network/</text:span></text:a></text:p>
        </text:list-item>
        <text:list-item>
          <text:p text:style-name="P6"><text:a xlink:type="simple" xlink:href="https://filecoin.io/" text:style-name="ListLabel_20_73" text:visited-style-name="ListLabel_20_73"><text:span text:style-name="T4">https://filecoin.io/</text:span></text:a></text:p>
        </text:list-item>
        <text:list-item>
          <text:p text:style-name="P6"><text:a xlink:type="simple" xlink:href="https://ipfs.io/" text:style-name="ListLabel_20_73" text:visited-style-name="ListLabel_20_73"><text:span text:style-name="T4">https://ipfs.io/</text:span></text:a></text:p>
        </text:list-item>
        <text:list-item>
          <text:p text:style-name="P6"><text:a xlink:type="simple" xlink:href="https://www.okd.io/" text:style-name="ListLabel_20_73" text:visited-style-name="ListLabel_20_73"><text:span text:style-name="T4">https://www.okd.io/</text:span></text:a></text:p>
        </text:list-item>
      </text:list>
      <text:p text:style-name="Standard"/>
      <text:p text:style-name="Standard"><text:soft-page-break/><text:span text:style-name="T2">Github Repos</text:span></text:p>
      <text:list xml:id="list569541892" text:style-name="WWNum8">
        <text:list-item>
          <text:p text:style-name="P7"><text:a xlink:type="simple" xlink:href="https://github.com/tartaria-nova/RSS-3.0" text:style-name="ListLabel_20_74" text:visited-style-name="ListLabel_20_74"><text:span text:style-name="T7">https://github.com/tartaria-nova/RSS-3.0</text:span></text:a></text:p>
        </text:list-item>
        <text:list-item>
          <text:p text:style-name="P7"><text:a xlink:type="simple" xlink:href="https://github.com/tjphippen/fediverse" text:style-name="ListLabel_20_74" text:visited-style-name="ListLabel_20_74"><text:span text:style-name="T7">https://github.com/tjphippen/fediverse</text:span></text:a></text:p>
        </text:list-item>
        <text:list-item>
          <text:p text:style-name="P8"/>
        </text:list-item>
      </text:list>
      <text:p text:style-name="Standard"/>
      <text:p text:style-name="Standard"><text:span text:style-name="T2">Alternate Techs</text:span></text:p>
      <text:list xml:id="list870687729" text:style-name="WWNum4">
        <text:list-item>
          <text:p text:style-name="P9">Mastodon</text:p>
        </text:list-item>
        <text:list-item>
          <text:p text:style-name="P9">Dendrite</text:p>
        </text:list-item>
        <text:list-item>
          <text:p text:style-name="P9">Danube Cloud</text:p>
        </text:list-item>
        <text:list-item>
          <text:p text:style-name="P9">Diaspora</text:p>
        </text:list-item>
        <text:list-item>
          <text:p text:style-name="P9">Pixelfed</text:p>
        </text:list-item>
        <text:list-item>
          <text:p text:style-name="P9">Peertube</text:p>
        </text:list-item>
        <text:list-item>
          <text:p text:style-name="P9">Activity Pub</text:p>
        </text:list-item>
        <text:list-item>
          <text:p text:style-name="P9">cPanel</text:p>
          <text:list>
            <text:list-item>
              <text:p text:style-name="P15">Wordpress</text:p>
            </text:list-item>
          </text:list>
        </text:list-item>
        <text:list-item>
          <text:p text:style-name="P9">Metamask</text:p>
        </text:list-item>
        <text:list-item>
          <text:p text:style-name="P9">OKD</text:p>
          <text:list>
            <text:list-item>
              <text:p text:style-name="P15">Kubernetes</text:p>
            </text:list-item>
          </text:list>
        </text:list-item>
        <text:list-item>
          <text:p text:style-name="P9">Oauth2 for authentication</text:p>
        </text:list-item>
        <text:list-item>
          <text:p text:style-name="P9"><text:a xlink:type="simple" xlink:href="https://www.keycloak.org/" text:style-name="ListLabel_20_73" text:visited-style-name="ListLabel_20_73"><text:span text:style-name="T4">https://www.keycloak.org/</text:span></text:a></text:p>
        </text:list-item>
        <text:list-item>
          <text:p text:style-name="P9"><text:a xlink:type="simple" xlink:href="https://aragon.org/" text:style-name="ListLabel_20_73" text:visited-style-name="ListLabel_20_73"><text:span text:style-name="T4">https://aragon.org/</text:span></text:a></text:p>
        </text:list-item>
        <text:list-item>
          <text:p text:style-name="P9"><text:soft-page-break/><text:a xlink:type="simple" xlink:href="https://radicle.xyz/" text:style-name="ListLabel_20_73" text:visited-style-name="ListLabel_20_73"><text:span text:style-name="T4">https://radicle.xyz/</text:span></text:a></text:p>
        </text:list-item>
        <text:list-item>
          <text:p text:style-name="P9"><text:a xlink:type="simple" xlink:href="https://gogs.io/" text:style-name="ListLabel_20_73" text:visited-style-name="ListLabel_20_73"><text:span text:style-name="T4">https://gogs.io/</text:span></text:a></text:p>
        </text:list-item>
      </text:list>
      <text:p text:style-name="Standard"/>
      <text:p text:style-name="Standard"/>
      <text:p text:style-name="Standard"/>
      <text:p text:style-name="Standard"/>
      <text:p text:style-name="Standard"><text:span text:style-name="T2">Paypal Alternatives</text:span></text:p>
      <text:list xml:id="list150339714157347" text:continue-numbering="true" text:style-name="WWNum4">
        <text:list-item>
          <text:p text:style-name="P9"><text:a xlink:type="simple" xlink:href="https://www.giveforms.com/" text:style-name="ListLabel_20_73" text:visited-style-name="ListLabel_20_73"><text:span text:style-name="T4">https://www.giveforms.com/</text:span></text:a></text:p>
        </text:list-item>
        <text:list-item>
          <text:p text:style-name="P9">Anonymized Tether like wallets which can be funded by any source https://tether.to/</text:p>
        </text:list-item>
      </text:list>
      <text:p text:style-name="Standard"/>
      <text:p text:style-name="Standard"/>
      <text:p text:style-name="Standard"/>
      <text:p text:style-name="Standard"/>
      <text:p text:style-name="Standard"/>
      <text:p text:style-name="Standard"><text:span text:style-name="T2">Examples</text:span></text:p>
      <text:p text:style-name="Standard"/>
      <text:list xml:id="list150339864957125" text:continue-numbering="true" text:style-name="WWNum4">
        <text:list-item>
          <text:p text:style-name="P9"><text:a xlink:type="simple" xlink:href="https://flipboard.com/" text:style-name="ListLabel_20_73" text:visited-style-name="ListLabel_20_73"><text:span text:style-name="T4">https://flipboard.com/</text:span></text:a> <text:span text:style-name="T8">aggregator</text:span> </text:p>
        </text:list-item>
      </text:list>
      <text:p text:style-name="Standard"><text:tab/><text:tab/></text:p>
      <text:p text:style-name="Standard"/>
      <text:p text:style-name="Standard"/>
      <text:p text:style-name="Standard"><text:span text:style-name="T2">To install for our Element Matrix Instance</text:span></text:p>
      <text:p text:style-name="Standard"><text:soft-page-break/></text:p>
      <text:list xml:id="list150338070357926" text:continue-numbering="true" text:style-name="WWNum4">
        <text:list-item>
          <text:p text:style-name="P9">Jibri for Recording jitsi video conferences to odyssey or youtube</text:p>
        </text:list-item>
      </text:list>
      <text:p text:style-name="Standard">https://github.com/jitsi/jibri</text:p>
      <text:p text:style-name="Standard">501.c delaware </text:p>
      <text:p text:style-name="Standard"><text:a xlink:type="simple" xlink:href="https://www.harborcompliance.com/information/how-to-start-a-non-profit-organization-in-delaware" text:style-name="ListLabel_20_73" text:visited-style-name="ListLabel_20_73"><text:span text:style-name="T4">https://www.harborcompliance.com/information/how-to-start-a-non-profit-organization-in-delaware</text:span></text:a></text:p>
      <text:p text:style-name="Standard"/>
      <text:p text:style-name="Standard">https://www.swyftfilings.com/learning-center/best-states-to-start-nonprof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4" style:display-name="ListLabel 74" style:family="text">
      <style:text-properties fo:font-size="10.5pt" style:font-size-asian="10.5pt" style:font-size-complex="10.5pt"/>
    </style:style>
    <style:style style:name="ListLabel_20_75" style:display-name="ListLabel 75" style:family="text">
      <style:text-properties fo:color="#1155cc" fo:font-size="10.5pt" style:text-underline-style="solid" style:text-underline-width="auto" style:text-underline-color="font-color" style:font-size-asian="10.5pt"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73" meta:word-count="945" meta:character-count="6215" meta:non-whitespace-character-count="5568"/>
    <meta:generator>LibreOfficeDev/6.0.5.2$Linux_X86_64 LibreOffice_project/</meta:generator>
  </office:meta>
</office:document-meta>
</file>